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6CFF5AE9510BA84B.png" manifest:media-type="image/png"/>
  <manifest:file-entry manifest:full-path="Pictures/2000030400005209000074042D520D123CCFEE46.svm" manifest:media-type="image/x-svm"/>
  <manifest:file-entry manifest:full-path="Pictures/200002630000520900007404991EACAAF8B415F1.svm" manifest:media-type="image/x-svm"/>
  <manifest:file-entry manifest:full-path="Pictures/200000D200005209000074048AB1E6ADA1337A1A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001cm" svg:height="29.7cm" svg:x="0cm" svg:y="0cm">
          <draw:image xlink:href="Pictures/2000030400005209000074042D520D123CCFEE46.svm" xlink:type="simple" xlink:show="embed" xlink:actuate="onLoad" draw:mime-type="image/x-svm">
            <text:p/>
          </draw:image>
          <draw:image xlink:href="Pictures/2000030400005209000074042D520D123CCFEE46.svm" xlink:type="simple" xlink:show="embed" xlink:actuate="onLoad" draw:mime-type="image/x-svm"/>
        </draw:frame>
      </draw:page>
      <draw:page draw:name="page2" draw:style-name="dp1" draw:master-page-name="Default">
        <draw:frame draw:style-name="gr1" draw:text-style-name="P1" draw:layer="layout" svg:width="21.001cm" svg:height="29.7cm" svg:x="0cm" svg:y="0cm">
          <draw:image xlink:href="Pictures/200002630000520900007404991EACAAF8B415F1.svm" xlink:type="simple" xlink:show="embed" xlink:actuate="onLoad" draw:mime-type="image/x-svm">
            <text:p/>
          </draw:image>
          <draw:image xlink:href="Pictures/100000010000031A000004636CFF5AE9510BA84B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21.001cm" svg:height="29.7cm" svg:x="0cm" svg:y="0cm">
          <draw:image xlink:href="Pictures/200000D200005209000074048AB1E6ADA1337A1A.svm" xlink:type="simple" xlink:show="embed" xlink:actuate="onLoad" draw:mime-type="image/x-svm">
            <text:p/>
          </draw:image>
          <draw:image xlink:href="Pictures/200000D200005209000074048AB1E6ADA1337A1A.svm" xlink:type="simple" xlink:show="embed" xlink:actuate="onLoad" draw:mime-type="image/x-svm"/>
        </draw:frame>
        <draw:line draw:style-name="gr2" draw:text-style-name="P1" draw:layer="layout" svg:x1="19.751cm" svg:y1="7cm" svg:x2="17.75cm" svg:y2="17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8T20:50:29.448000000</meta:creation-date>
    <dc:date>2022-02-28T21:27:00.481000000</dc:date>
    <meta:editing-duration>PT36M31S</meta:editing-duration>
    <meta:editing-cycles>1</meta:editing-cycles>
    <meta:document-statistic meta:object-count="4"/>
    <meta:generator>LibreOffice/7.3.0.3$Windows_X86_64 LibreOffice_project/0f246aa12d0eee4a0f7adcefbf7c878fc2238db3</meta:generator>
  </office:meta>
</office:document-meta>
</file>